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MI10" svg:font-family="CMMI10"/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Inserat" svg:font-family="HelveticaInserat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NimbusRomNo9L-Regu" fo:font-size="10pt" style:font-name-asian="NimbusRomNo9L-Regu" style:font-size-asian="10pt" style:font-name-complex="NimbusRomNo9L-Regu" style:font-size-complex="10pt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Arial" fo:font-size="14pt" fo:font-weight="normal" style:font-name-asian="NimbusRomNo9L-Regu" style:font-size-asian="14pt" style:font-weight-asian="normal" style:font-name-complex="NimbusRomNo9L-Regu" style:font-size-complex="14pt" style:font-weight-complex="normal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NimbusRomNo9L-ReguItal" style:font-name-asian="NimbusRomNo9L-ReguItal" style:font-name-complex="NimbusRomNo9L-ReguItal"/>
    </style:style>
    <style:style style:name="T2" style:family="text">
      <style:text-properties style:font-name="NimbusRomNo9L-ReguItal" fo:font-style="italic" style:font-name-asian="NimbusRomNo9L-ReguItal" style:font-style-asian="italic" style:font-name-complex="NimbusRomNo9L-ReguItal" style:font-style-complex="italic"/>
    </style:style>
    <style:style style:name="T3" style:family="text">
      <style:text-properties style:font-name="CMMI10" style:font-name-asian="CMMI10" style:font-name-complex="CMMI10"/>
    </style:style>
    <style:style style:name="T4" style:family="text">
      <style:text-properties style:font-name="NimbusRomNo9L-Regu" fo:font-size="10pt" style:font-name-asian="NimbusRomNo9L-Regu" style:font-size-asian="10pt" style:font-name-complex="NimbusRomNo9L-Regu" style:font-size-complex="10pt"/>
    </style:style>
    <style:style style:name="T5" style:family="text">
      <style:text-properties fo:font-size="10pt" style:font-name-asian="NimbusRomNo9L-Regu" style:font-size-asian="10pt" style:font-name-complex="NimbusRomNo9L-Regu" style:font-size-complex="10pt"/>
    </style:style>
    <style:style style:name="T6" style:family="text">
      <style:text-properties style:font-name-asian="NimbusRomNo9L-Regu" style:font-name-complex="NimbusRomNo9L-Regu"/>
    </style:style>
    <style:style style:name="T7" style:family="text">
      <style:text-properties style:font-name-asian="CMMI10" style:font-name-complex="CMMI10"/>
    </style:style>
    <style:style style:name="T8" style:family="text">
      <style:text-properties style:font-name="Segoe UI"/>
    </style:style>
    <style:style style:name="T9" style:family="text">
      <style:text-properties fo:font-style="italic" style:font-name-asian="NimbusRomNo9L-ReguItal" style:font-style-asian="italic" style:font-name-complex="NimbusRomNo9L-ReguItal" style:font-style-complex="italic"/>
    </style:style>
    <style:style style:name="T10" style:family="text">
      <style:text-properties style:font-name-asian="NimbusRomNo9L-ReguItal" style:font-name-complex="NimbusRomNo9L-ReguIt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NimbusRomNo9L-ReguItal" style:font-weight-asian="bold" style:font-name-complex="NimbusRomNo9L-ReguIt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o Rio Grande do Sul – UFRGS</text:p>
      <text:p text:style-name="P5">Instituto de Informática</text:p>
      <text:p text:style-name="P5">Departamento de Informática Aplicada</text:p>
      <text:p text:style-name="P5">Sistemas Operacionais I</text:p>
      <text:p text:style-name="P4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Documentação μnúcleo - Unif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elipe de Souza Lahti - 170715</text:p>
      <text:p text:style-name="P5">Germano Andersson -</text:p>
      <text:p text:style-name="P3"/>
      <text:p text:style-name="P3"/>
      <text:p text:style-name="P3"/>
      <text:p text:style-name="P3"/>
      <text:p text:style-name="P3"><text:soft-page-break/>1) Plataforma de desenvolvimento:</text:p>
      <text:p text:style-name="P4"/>
      <text:p text:style-name="P4">Processador: Intel Core i5-2410M @2.30GHz (2 cores, 4 threads com HT)</text:p>
      <text:p text:style-name="P4">GNU/Linux: Ubuntu 11.10</text:p>
      <text:p text:style-name="P4">GCC: 4.6.1</text:p>
      <text:p text:style-name="P4">Rodado em ambiente virtualizado utilizando: VirtualBox 4.1.10</text:p>
      <text:p text:style-name="P4"/>
      <text:p text:style-name="P3">2) Testes</text:p>
      <text:p text:style-name="P4"/>
      <text:p text:style-name="P4">Não é necessário passar nenhum parâmetro para o teste. Abaixo uma breve descrição sobre cada teste. <text:s/>Uma explicação mais detalhada sobre a execução e saída esperada estão no cabeçalho de cada arquivo de teste.</text:p>
      <text:p text:style-name="P4"/>
      <text:p text:style-name="P4">test1.c – Testa se a biblioteca foi inicializada corretamente.</text:p>
      <text:p text:style-name="P4"/>
      <text:p text:style-name="P4">test2.c – Testa erro de criação do processo ao inserir uma prioridade inválida.</text:p>
      <text:p text:style-name="P4"/>
      <text:p text:style-name="P4">test3.c – Testa erro de criação do processo ao tentar rodar mais de 128 processos simultaneamente. São criados 129 processos, o último deve apresentar um erro de criação.</text:p>
      <text:p text:style-name="P4"/>
      <text:p text:style-name="P4">test4.c – Testa se as prioridades estão sendo obedecidas. São criados dois processos um com prioridade baixa e outro com prioridade média.</text:p>
      <text:p text:style-name="P4"/>
      <text:p text:style-name="P4">test5.c – Testa a função mproc_join em que um processo deve aguardar outro processo terminar </text:p>
      <text:p text:style-name="P4">antes de continuar após a chamada a funçao mproc_join.</text:p>
      <text:p text:style-name="P4"/>
      <text:p text:style-name="P4">test6.c – Testa se o deadlock está ocorrendo. É criado dois processos e cada processo aguarda pelo término do outro.</text:p>
      <text:p text:style-name="P4"/>
      <text:p text:style-name="P4">test7.c – Teste completo do sistema. São utilizados todas as funções da biblioteca. São criados </text:p>
      <text:p text:style-name="P4">vários processos com prioridades diferentes na main do programa. O processo “f2” cria outro processo com prioridade maior e chama mproc_yield. Esse novo processo criado é executado primeiro.</text:p>
      <text:p text:style-name="P4"/>
      <text:p text:style-name="P3">3) Estrutura de dados utilizada para a gerência dos processos</text:p>
      <text:p text:style-name="P4"/>
      <text:p text:style-name="P4">Criamos uma lista para cada estado (ready, blocked). Cada estado contém uma lista de prioridades que inicia com a prioridade HIGH até a prioridade low. Cada prioridade contém uma lista dos processos com a prioridade da lista na ordem em que foram inseridas. Cada estrutura de um processo contém dados como pid, prioridade, contexto, estado.</text:p>
      <text:p text:style-name="P4"/>
      <text:p text:style-name="P4">Há uma lista também para os programas que estão aguardando por um outro processo (joins).</text:p>
      <text:p text:style-name="P4"/>
      <text:p text:style-name="P3">4) <text:span text:style-name="T10">__in_proc_state(struct_process, state_list)</text:span></text:p>
      <text:p text:style-name="P4"><text:span text:style-name="T10"/></text:p>
      <text:p text:style-name="P4"><text:span text:style-name="T10">Função usada internamente que insere que a estrutura do processo passado como parâmetro para a lista de estado passado (ready ou blocked).</text:span></text:p>
      <text:p text:style-name="P4"/>
      <text:p text:style-name="P3">5) <text:s/><text:span text:style-name="T10">mproc_create ( prioridade, ponteiro_da_função, parâmetros)</text:span></text:p>
      <text:p text:style-name="P4"><text:span text:style-name="T10"/></text:p>
      <text:p text:style-name="P4"><text:span text:style-name="T10">Cria um novo processo sendo passado como parâmetros a prioridade que o processo terá, um ponteiro para a função e os parâmetros que essa função receberá. Internamente é testado se a prioridade é válida e se não atingiu o limite de processos rodando ao mesmo tempo. É criado uma </text:span><text:span text:style-name="T9">“struct”</text:span><text:span text:style-name="T10"> para o processo onde é armazenado seu pid, contexto e prioridade. Essa estrutura é inserida no estado ready usando a função __in_proc_state. É criado o contexto para o processo. É retornado o pid do processo criado.</text:span></text:p>
      <text:p text:style-name="P4"><text:span text:style-name="T10"/></text:p>
      <text:p text:style-name="P3"><text:soft-page-break/><text:span text:style-name="T10">6) mproc_yield()</text:span></text:p>
      <text:p text:style-name="P4"/>
      <text:p text:style-name="P4">Reinsere o processo no fim da lista ready respeitando a sua prioridade usando a função <text:s text:c="4"/>__in_proc_state explicada anteriormente no item 4. Continua a execução do scheduler descrito a seguir.</text:p>
      <text:p text:style-name="P4"/>
      <text:p text:style-name="P3"><text:span text:style-name="T10">7) mproc_join(p_id)</text:span></text:p>
      <text:p text:style-name="P4"/>
      <text:p text:style-name="P4">Faz o processo aguardar o término do processo passado como parâmetro. Inseri o processo que chamou a função na lista de blocked respeitando sua prioridade. Inseri o processo na lista de joins que estão aguardando um processo ser encerrado.</text:p>
      <text:p text:style-name="P4"/>
      <text:p text:style-name="P3">8) scheduler()</text:p>
      <text:p text:style-name="P4"/>
      <text:p text:style-name="P4">Fica em um loop while enquanto tiver processos a serem executados. Inicialmente olha na lista de joins para ver se tem algum processo a ser liberado e colocado na lista de ready. Após, executa o processo com mais alta prioridade que está na lista de ready e chaveia o contexto para o processo. Termina quando não houver mais processos na lista de ready ou blocked.</text:p>
      <text:p text:style-name="P4"/>
      <text:p text:style-name="P3">9) Metodologia de teste</text:p>
      <text:p text:style-name="P4"/>
      <text:p text:style-name="P4">Criamos vários programas de teste para cada funcionalidade da biblioteca. Comparamos o resultado esperado com o resultado produzido pelo teste. Não foi utilizado o modo debugger.</text:p>
      <text:p text:style-name="P4"/>
      <text:p text:style-name="P3">10) Dificuldades encontradas</text:p>
      <text:p text:style-name="P6"><text:span text:style-name="T6"/></text:p>
      <text:p text:style-name="P6"><text:span text:style-name="T6">Uma das dificuldades que tivemos foram as operações com listas (remoção, inserção, interação) que são muito trabalhosas ao ser feita em C puro. Para contornar utilizamos a biblioteca list.h do gcc que facilita em grande parte as operações com lista em 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MI10" svg:font-family="CMMI10"/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Inserat" svg:font-family="HelveticaInserat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1T23:11:09.71</meta:creation-date>
    <dc:date>2012-05-02T01:10:33.40</dc:date>
    <meta:editing-duration>PT01H42M12S</meta:editing-duration>
    <meta:editing-cycles>56</meta:editing-cycles>
    <meta:generator>BrOffice.org/3.2$Win32 OpenOffice.org_project/320m18$Build-9502</meta:generator>
    <meta:document-statistic meta:table-count="0" meta:image-count="0" meta:object-count="0" meta:page-count="3" meta:paragraph-count="41" meta:word-count="667" meta:character-count="4188"/>
  </office:meta>
</office:document-meta>
</file>